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machinelearningmastery.com/practical-guide-to-gan-failure-mode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23:22:38.772266163</meta:creation-date>
    <dc:date>2020-11-21T23:23:19.576947172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72" meta:non-whitespace-character-count="72"/>
    <meta:generator>LibreOffice/6.4.6.2$Linux_X86_64 LibreOffice_project/40$Build-2</meta:generator>
  </office:meta>
</office:document-meta>
</file>